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2pt" style:text-underline-style="none" fo:font-weight="bold" officeooo:rsid="001b3f66" officeooo:paragraph-rsid="001b3f6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6pt" fo:font-weight="normal" officeooo:rsid="001b3f66" officeooo:paragraph-rsid="001b3f66" style:font-size-asian="5.25pt" style:font-weight-asian="normal" style:font-size-complex="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6pt" fo:font-weight="normal" officeooo:rsid="0020b93b" officeooo:paragraph-rsid="0020b93b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6pt" style:text-underline-style="none" fo:font-weight="bold" officeooo:rsid="001b3f66" officeooo:paragraph-rsid="001b3f66" style:font-size-asian="5.25pt" style:font-weight-asian="bold" style:font-size-complex="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8pt" fo:font-weight="normal" officeooo:rsid="0020b93b" officeooo:paragraph-rsid="0020b93b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24pt" fo:font-weight="bold" officeooo:rsid="001b3f66" officeooo:paragraph-rsid="001b3f66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b3f66"/>
    </style:style>
    <style:style style:name="T1" style:family="text">
      <style:text-properties fo:color="#127622"/>
    </style:style>
    <style:style style:name="T2" style:family="text">
      <style:text-properties fo:color="#c9211e"/>
    </style:style>
    <style:style style:name="T3" style:family="text">
      <style:text-properties fo:color="#8e86ae"/>
    </style:style>
    <style:style style:name="T4" style:family="text">
      <style:text-properties fo:color="#355269"/>
    </style:style>
    <style:style style:name="T5" style:family="text">
      <style:text-properties style:font-name="Comic Sans MS" fo:font-size="10pt" fo:font-weight="normal" officeooo:rsid="001b3f66" style:font-size-asian="8.75pt" style:font-weight-asian="normal" style:font-size-complex="10pt" style:font-weight-complex="normal"/>
    </style:style>
    <style:style style:name="T6" style:family="text">
      <style:text-properties fo:color="#e8a202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5in" svg:y="0.5in" svg:width="3.5in" svg:height="2in" draw:z-index="0">
        <draw:text-box>
          <text:section text:style-name="Sect1" text:name="MasterLabel"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draw:frame draw:style-name="fr1" draw:name="Frame2" text:anchor-type="page" text:anchor-page-number="1" svg:x="4.25in" svg:y="0.5in" svg:width="3.5in" svg:height="2in" draw:z-index="1">
        <draw:text-box>
          <text:section text:style-name="Sect1" text:name="Section1" text:protected="true">
            <text:section-source text:section-name="MasterLabel"/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draw:frame draw:style-name="fr1" draw:name="Frame3" text:anchor-type="page" text:anchor-page-number="1" svg:x="0.75in" svg:y="2.5in" svg:width="3.5in" svg:height="2in" draw:z-index="2">
        <draw:text-box>
          <text:section text:style-name="Sect1" text:name="Section2" text:protected="true">
            <text:section-source text:section-name="MasterLabel"/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draw:frame draw:style-name="fr1" draw:name="Frame4" text:anchor-type="page" text:anchor-page-number="1" svg:x="4.25in" svg:y="2.5in" svg:width="3.5in" svg:height="2in" draw:z-index="3">
        <draw:text-box>
          <text:section text:style-name="Sect1" text:name="Section3" text:protected="true">
            <text:section-source text:section-name="MasterLabel"/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draw:frame draw:style-name="fr1" draw:name="Frame5" text:anchor-type="page" text:anchor-page-number="1" svg:x="0.75in" svg:y="4.5in" svg:width="3.5in" svg:height="2in" draw:z-index="4">
        <draw:text-box>
          <text:section text:style-name="Sect1" text:name="Section4" text:protected="true">
            <text:section-source text:section-name="MasterLabel"/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draw:frame draw:style-name="fr1" draw:name="Frame6" text:anchor-type="page" text:anchor-page-number="1" svg:x="4.25in" svg:y="4.5in" svg:width="3.5in" svg:height="2in" draw:z-index="5">
        <draw:text-box>
          <text:section text:style-name="Sect1" text:name="Section5" text:protected="true">
            <text:section-source text:section-name="MasterLabel"/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draw:frame draw:style-name="fr1" draw:name="Frame7" text:anchor-type="page" text:anchor-page-number="1" svg:x="0.75in" svg:y="6.5in" svg:width="3.5in" svg:height="2in" draw:z-index="6">
        <draw:text-box>
          <text:section text:style-name="Sect1" text:name="Section6" text:protected="true">
            <text:section-source text:section-name="MasterLabel"/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draw:frame draw:style-name="fr1" draw:name="Frame8" text:anchor-type="page" text:anchor-page-number="1" svg:x="4.25in" svg:y="6.5in" svg:width="3.5in" svg:height="2in" draw:z-index="7">
        <draw:text-box>
          <text:section text:style-name="Sect1" text:name="Section7" text:protected="true">
            <text:section-source text:section-name="MasterLabel"/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draw:frame draw:style-name="fr1" draw:name="Frame9" text:anchor-type="page" text:anchor-page-number="1" svg:x="0.75in" svg:y="8.5in" svg:width="3.5in" svg:height="2in" draw:z-index="8">
        <draw:text-box>
          <text:section text:style-name="Sect1" text:name="Section8" text:protected="true">
            <text:section-source text:section-name="MasterLabel"/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draw:frame draw:style-name="fr1" draw:name="Frame10" text:anchor-type="page" text:anchor-page-number="1" svg:x="4.25in" svg:y="8.5in" svg:width="3.5in" svg:height="2in" draw:z-index="9">
        <draw:text-box>
          <text:section text:style-name="Sect1" text:name="Section9" text:protected="true">
            <text:section-source text:section-name="MasterLabel"/>
            <text:p text:style-name="P6"><text:span text:style-name="T4">Play</text:span><text:span text:style-name="T2">It</text:span><text:span text:style-name="T1">Again</text:span><text:span text:style-name="T3">Kid</text:span>.<text:span text:style-name="T6">com</text:span></text:p>
            <text:p text:style-name="P4"/>
            <text:p text:style-name="P1">Record Storytime for Anytime</text:p>
            <text:p text:style-name="P5">You are the star your kid is waiting for</text:p>
            <text:p text:style-name="P3"/>
            <text:p text:style-name="P1">Publish your kid as Author or Artist</text:p>
            <text:p text:style-name="P5">Collaborate on your favorite literature</text:p>
            <text:p text:style-name="P5">Or create your own</text:p>
            <text:p text:style-name="P2"/>
            <text:p text:style-name="P7"><text:span text:style-name="T5">jim@less2do.com <text:s text:c="5"/>Jim Mack <text:s text:c="5"/>949-899-4788</text:span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 Select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7:46:41.434000000</meta:creation-date>
    <dc:date>2019-04-26T08:26:48.065000000</dc:date>
    <meta:editing-duration>PT29M53S</meta:editing-duration>
    <meta:editing-cycles>9</meta:editing-cycles>
    <meta:generator>LibreOffice/6.2.2.2$Windows_X86_64 LibreOffice_project/2b840030fec2aae0fd2658d8d4f9548af4e3518d</meta:generator>
    <meta:print-date>2019-04-26T08:21:17.862000000</meta:print-date>
    <meta:document-statistic meta:table-count="0" meta:image-count="0" meta:object-count="0" meta:page-count="1" meta:paragraph-count="70" meta:word-count="340" meta:character-count="2260" meta:non-whitespace-character-count="1890"/>
  </office:meta>
</office:document-meta>
</file>